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138" officeooo:paragraph-rsid="0008b138"/>
    </style:style>
    <style:style style:name="P2" style:family="paragraph" style:parent-style-name="Standard">
      <style:text-properties fo:font-weight="bold" officeooo:rsid="0008b138" officeooo:paragraph-rsid="0008b138" style:font-weight-asian="bold" style:font-weight-complex="bold"/>
    </style:style>
    <style:style style:name="P3" style:family="paragraph" style:parent-style-name="Standard">
      <style:text-properties officeooo:rsid="0008c189" officeooo:paragraph-rsid="0008c189"/>
    </style:style>
    <style:style style:name="P4" style:family="paragraph" style:parent-style-name="Standard">
      <style:text-properties officeooo:rsid="000941cd" officeooo:paragraph-rsid="000941cd"/>
    </style:style>
    <style:style style:name="P5" style:family="paragraph" style:parent-style-name="Standard">
      <style:text-properties style:text-underline-style="none" officeooo:rsid="0009cde5" officeooo:paragraph-rsid="000941cd"/>
    </style:style>
    <style:style style:name="P6" style:family="paragraph" style:parent-style-name="Standard">
      <style:text-properties style:text-underline-style="none" officeooo:rsid="0009cde5" officeooo:paragraph-rsid="0009cde5"/>
    </style:style>
    <style:style style:name="P7" style:family="paragraph" style:parent-style-name="Standard">
      <style:text-properties style:text-underline-style="none" officeooo:rsid="0009cde5" officeooo:paragraph-rsid="000ef2c4"/>
    </style:style>
    <style:style style:name="P8" style:family="paragraph" style:parent-style-name="Standard">
      <style:text-properties style:text-underline-style="none" fo:font-weight="bold" officeooo:rsid="0010dd0e" officeooo:paragraph-rsid="0010dd0e" style:font-weight-asian="bold" style:font-weight-complex="bold"/>
    </style:style>
    <style:style style:name="P9" style:family="paragraph" style:parent-style-name="Standard">
      <style:paragraph-properties style:writing-mode="lr-tb"/>
      <style:text-properties style:text-underline-style="none" fo:font-weight="bold" officeooo:rsid="00155803" officeooo:paragraph-rsid="00155803" style:font-weight-asian="bold" style:font-weight-complex="bold"/>
    </style:style>
    <style:style style:name="P10" style:family="paragraph" style:parent-style-name="Standard">
      <style:paragraph-properties style:writing-mode="lr-tb"/>
      <style:text-properties style:text-underline-style="none" fo:font-weight="normal" officeooo:rsid="0010dd0e" officeooo:paragraph-rsid="0010dd0e" style:font-weight-asian="normal" style:font-weight-complex="normal"/>
    </style:style>
    <style:style style:name="P11" style:family="paragraph" style:parent-style-name="Standard">
      <style:paragraph-properties style:writing-mode="lr-tb"/>
      <style:text-properties style:text-underline-style="none" fo:font-weight="normal" officeooo:rsid="0011204d" officeooo:paragraph-rsid="0011204d" style:font-weight-asian="normal" style:font-weight-complex="normal"/>
    </style:style>
    <style:style style:name="P12" style:family="paragraph" style:parent-style-name="Standard">
      <style:paragraph-properties style:writing-mode="lr-tb"/>
      <style:text-properties style:text-underline-style="none" fo:font-weight="normal" officeooo:rsid="0011f623" officeooo:paragraph-rsid="0011f623" style:font-weight-asian="normal" style:font-weight-complex="normal"/>
    </style:style>
    <style:style style:name="P13" style:family="paragraph" style:parent-style-name="Standard">
      <style:paragraph-properties style:writing-mode="lr-tb"/>
      <style:text-properties style:text-underline-style="none" fo:font-weight="normal" officeooo:rsid="00155803" officeooo:paragraph-rsid="00155803" style:font-weight-asian="normal" style:font-weight-complex="normal"/>
    </style:style>
    <style:style style:name="P14" style:family="paragraph" style:parent-style-name="Standard">
      <style:paragraph-properties style:writing-mode="lr-tb"/>
      <style:text-properties style:text-underline-style="none" fo:font-weight="normal" officeooo:rsid="001713ab" officeooo:paragraph-rsid="001713ab" style:font-weight-asian="normal" style:font-weight-complex="normal"/>
    </style:style>
    <style:style style:name="P15" style:family="paragraph" style:parent-style-name="Standard">
      <style:paragraph-properties style:writing-mode="lr-tb"/>
      <style:text-properties style:text-underline-style="none" fo:font-weight="normal" officeooo:rsid="001713ab" officeooo:paragraph-rsid="001713ab" style:font-weight-asian="normal" style:font-weight-complex="normal"/>
    </style:style>
    <style:style style:name="P16" style:family="paragraph" style:parent-style-name="Standard">
      <style:paragraph-properties style:writing-mode="lr-tb"/>
      <style:text-properties style:text-underline-style="none" fo:font-weight="normal" officeooo:rsid="001948d8" officeooo:paragraph-rsid="001948d8" style:font-weight-asian="normal" style:font-weight-complex="normal"/>
    </style:style>
    <style:style style:name="P17" style:family="paragraph" style:parent-style-name="Standard">
      <style:paragraph-properties style:writing-mode="lr-tb"/>
      <style:text-properties style:text-underline-style="none" fo:font-weight="normal" officeooo:rsid="001ae150" officeooo:paragraph-rsid="001ae150" style:font-weight-asian="normal" style:font-weight-complex="normal"/>
    </style:style>
    <style:style style:name="P18" style:family="paragraph" style:parent-style-name="Standard">
      <style:paragraph-properties style:writing-mode="lr-tb"/>
      <style:text-properties style:text-underline-style="none" fo:font-weight="normal" officeooo:rsid="001ce126" officeooo:paragraph-rsid="001ce126" style:font-weight-asian="normal" style:font-weight-complex="normal"/>
    </style:style>
    <style:style style:name="P19" style:family="paragraph" style:parent-style-name="Standard">
      <style:paragraph-properties style:writing-mode="lr-tb"/>
      <style:text-properties style:text-underline-style="none" fo:font-weight="bold" officeooo:rsid="001948d8" officeooo:paragraph-rsid="001948d8" style:font-weight-asian="bold" style:font-weight-complex="bold"/>
    </style:style>
    <style:style style:name="P20" style:family="paragraph" style:parent-style-name="Standard">
      <style:paragraph-properties style:writing-mode="lr-tb"/>
      <style:text-properties style:text-underline-style="none" fo:font-weight="bold" officeooo:rsid="001d8a3a" officeooo:paragraph-rsid="001d8a3a" style:font-weight-asian="bold" style:font-weight-complex="bold"/>
    </style:style>
    <style:style style:name="T1" style:family="text">
      <style:text-properties fo:font-weight="bold" officeooo:rsid="0008c189" style:font-weight-asian="bold" style:font-weight-complex="bold"/>
    </style:style>
    <style:style style:name="T2" style:family="text">
      <style:text-properties officeooo:rsid="000941cd"/>
    </style:style>
    <style:style style:name="T3" style:family="text">
      <style:text-properties style:text-underline-style="none"/>
    </style:style>
    <style:style style:name="T4" style:family="text">
      <style:text-properties style:text-underline-style="none" officeooo:rsid="0009cde5"/>
    </style:style>
    <style:style style:name="T5" style:family="text">
      <style:text-properties officeooo:rsid="000bb63b"/>
    </style:style>
    <style:style style:name="T6" style:family="text">
      <style:text-properties officeooo:rsid="000c9f74"/>
    </style:style>
    <style:style style:name="T7" style:family="text">
      <style:text-properties officeooo:rsid="000d2790"/>
    </style:style>
    <style:style style:name="T8" style:family="text">
      <style:text-properties officeooo:rsid="000e683f"/>
    </style:style>
    <style:style style:name="T9" style:family="text">
      <style:text-properties officeooo:rsid="00102ad3"/>
    </style:style>
    <style:style style:name="T10" style:family="text">
      <style:text-properties officeooo:rsid="001378fb"/>
    </style:style>
    <style:style style:name="T11" style:family="text">
      <style:text-properties officeooo:rsid="001adfef"/>
    </style:style>
    <style:style style:name="T12" style:family="text">
      <style:text-properties officeooo:rsid="001ce1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ndahuluan</text:p>
      <text:p text:style-name="P1"/>
      <text:p text:style-name="P1">berbicara tentang time management yang perlu diketahui adalah masalah produktivitas. Nah kali ini <text:span text:style-name="T6">yang anda </text:span>harus tahu, jumlah <text:span text:style-name="T8">dari </text:span>jam kerja itu tidak sama dengan <text:span text:style-name="T7">jumlah </text:span><text:span text:style-name="T8">dari </text:span>produktivitas.</text:p>
      <text:p text:style-name="P1"/>
      <text:p text:style-name="P1">Di beberapa negara, seperti jerman, belanda, perancis, itu adalah negara-negara yang mempunyai jumlah jam kerja kurang dari 8 jam per hari. Mereka hanya bekerja 40 jam dalam satu minggu.</text:p>
      <text:p text:style-name="P1"/>
      <text:p text:style-name="P1">Sedangkan kita? Kita biasanya bekerja lebih lama. Apakah itu <text:span text:style-name="T5">yang disebut dengan </text:span>produktif? Belum tentu!</text:p>
      <text:p text:style-name="P1"/>
      <text:p text:style-name="P1"><text:span text:style-name="T1">Sibuk vs Produktif</text:span> </text:p>
      <text:p text:style-name="P1"/>
      <text:p text:style-name="P3">berbicara tentang produktif mungkin kalian ngerasa selalu sibuk. Nah sibuk vs produktf. 2Hal yang sangat berbeda. Kenapa saya bisa bilang berbeda. Ketika kita merasa sibuk, pastinya kita punya banyak rencana pencapaian, kemudian biasanya kita bekerja dengan mengobrol, lalu mengatakan iya pada semua yang akan dikerjakan. Itu membuat kita sangat sibuk, tapi tidak produktif. </text:p>
      <text:p text:style-name="P3"/>
      <text:p text:style-name="P3">Kemudian produktif itu seperti apa? Produktif itu adalah melakukan prioritas pencapaian, jadi kita memprioritaskan apa yang akan kita capai. Kemudian kita harus bekerja secara deep work, deep work itu apa? Deep work adalah sangat memanfaatkan waktu yang ada. Kalkulasi waktu sebelum mengatakan iya. Jadi jangan selalu mengatakan iya ya dalam semua pekerjaan. </text:p>
      <text:p text:style-name="P3"/>
      <text:p text:style-name="P3">Ketika kita bekerja dengan tidak produktif, pasti kita akan merasa burn out. Apa itu burn out? Burn out adalah kelelahan dalam bekerja, dan itu bisa menyebabkan kita depresi. </text:p>
      <text:p text:style-name="P3"/>
      <text:p text:style-name="P3">1. perasaan yang lelah</text:p>
      <text:p text:style-name="P3">2. kita bisa terasingkan dari pekerjaan</text:p>
      <text:p text:style-name="P3">3. menyebabkan kinerja yang sangat buruk dalam bekerja</text:p>
      <text:p text:style-name="P3"/>
      <text:p text:style-name="P3">kemudian bagaimana cara nya? Tentukan tujuan! Nah apa itu tujuan? Tujuan adalah awal yang efektif untuk time management, yang berperan sebagai sebuah kompas untuk menunjukkan hal apa yang <text:span text:style-name="T2">memerlukan konsekuensi dan waktu. Nah tujuan itu dipisahkan berdasarkan kepentingan nya seperti apa.</text:span></text:p>
      <text:p text:style-name="P3"/>
      <text:p text:style-name="P4">Yang pertama adalah critical goals, itu adalah sesuatu yang penting dan harus dicapai untuk keberhasilan mu. (penyelesaian project nya rata-rata sekitar 1 tahun)</text:p>
      <text:p text:style-name="P4"/>
      <text:p text:style-name="P4">yang kedua enabling goals,<text:span text:style-name="T3"> </text:span><text:span text:style-name="T4">merupakan kebutuhan jangka panjang yang menjadi jalan untuk pencapaian critical goals tadi. Disini kalian harus punya tim yang baik, jadi untuk mengerjakannya tidak bisa sendiri. </text:span></text:p>
      <text:p text:style-name="P5"/>
      <text:p text:style-name="P6">Dan yang ketiga adalah nice to have goals adalah peningkatan pada pencapaian. Dalam melakukan pencapain goals kita, kita harus menerapkan efektivitas dan efesiensi dalam mencapainya. </text:p>
      <text:p text:style-name="P6"/>
      <text:p text:style-name="P6">Dalam pencapaian tujuan, itu kita harus mempunyai rencana dalam mencapainya. Inilah contoh renaca pencapaian tujuan. </text:p>
      <text:p text:style-name="P6"/>
      <text:p text:style-name="P6"/>
      <text:p text:style-name="P6"><text:soft-page-break/></text:p>
      <text:p text:style-name="P7">Yang pertama, tulis tujuan secara spesifik. Kemudian tentukan jangka waktu. Sebuah tujuan itu harus dapat terukur. Dan ingat, tujuan itu harus bernilai penting. Selanjutnya temukan apa kesulitan dalam pencapaian tujuan itu, karena apabila anda tidak menumukan kesulitannya, hambatan-hambatan itu pasti akan terjadi. Dan ketika kamu temukan sudah lebih awal, kamu bisa mengatasinya. </text:p>
      <text:p text:style-name="P7"/>
      <text:p text:style-name="P7">Selanjutnya ketrampilan apa saja yang harus dimiliki, ingat semua ada ilmu nya. Dan pencapaian tujuan itu pelajari, semua hal yang bisa menyukseskan tujuan anda. Dan yang terakhir <text:span text:style-name="T9">meminta bantuan</text:span>, maksudnya cari teman yang benar-benar bisa ikut mensukseskan tujuan anda itu. </text:p>
      <text:p text:style-name="P7"/>
      <text:p text:style-name="P7"/>
      <text:p text:style-name="P8">From Goal to Task</text:p>
      <text:p text:style-name="P8"/>
      <text:p text:style-name="P10">setelah tujuan kmu tentukan saat nya menentukan task atau tugas yang akan kamu lakukan untuk mencapai tujuan itu.</text:p>
      <text:p text:style-name="P10"/>
      <text:p text:style-name="P10">Yang pertama adalah, buat rincian setiap tujuan untuk menjadi pekerjaan yang dapat dikelola. Selanjutnya buat skala prioritas, yang dikelola terlebih dahulu, yang mana diakhirkan. </text:p>
      <text:p text:style-name="P10"/>
      <text:p text:style-name="P10">Kemudian buat urutan pekerjaan, karena dengan urutan pekerjaan tersebut, anda dapat mengerjakannya dengan lebih baik. Dan yang terakhir, estimasi waktu untuk melakukan pekerjaan tersebut agar tujuan kamu tercapai dengan baik.</text:p>
      <text:p text:style-name="P10"/>
      <text:p text:style-name="P10">Orang dengan performa kerja tinggi akan memikirkan masa depan mereka dalam jangka waktu 10-20 tahun mendatang, menurut Dr Edward Banfield. Apakah anda seperti itu? Sudah kah anda tentukan apa sih goals mu untuk 10-20 tahun mendatang? </text:p>
      <text:p text:style-name="P10"/>
      <text:p text:style-name="P11">Dalam time management method, ada 4D efektivitas menurut Brian Tracy</text:p>
      <text:p text:style-name="P11"/>
      <text:p text:style-name="P11">pertama ada, desire atau keinginan. Yang kedua ada decisiveness atau ketegasan. Yang ketiga ada determination atau tekad. Yang terakhir ada dicipline. </text:p>
      <text:p text:style-name="P11"/>
      <text:p text:style-name="P11">Jadi untuk mencapai tujuan tersebut anda harus punya keinginan yang kuat, harus tegas dalam pencapaiannya harus punya tekad yang tinggi dan terakhir anda harus disiplin. </text:p>
      <text:p text:style-name="P11"/>
      <text:p text:style-name="P11">Time management method itu anda harus punya urutan-urutan tersendiri dalam penyelesainnya.</text:p>
      <text:p text:style-name="P11">Yang pertama, plan atau buat rencana yang matang. Yang kedua organize, pikirkan segala faktor eksternal yang dapat dilakukan untuk mencapai tujuan nya. </text:p>
      <text:p text:style-name="P11"/>
      <text:p text:style-name="P11">Yang ketiga itu staff, bekerja sama dengan rekan kerja, jadi tidak bisa diselesaikan sendiri. Anda harus mencari tim terbaik untuk menyelesaikannya.</text:p>
      <text:p text:style-name="P11"/>
      <text:p text:style-name="P11">Kemudian yang keempat direct, arahkan diri bersikap selalu positif, dan ingat berpikir positif itu akan mensukseskan tujuan anda. Dan yang terakhir adalah evaluate, atau evaluasi diri. Lakukan evaluasi apa yang telah anda kerjakan untuk mencapai tujuan tersebut.</text:p>
      <text:p text:style-name="P11"/>
      <text:p text:style-name="P11"/>
      <text:p text:style-name="P11"/>
      <text:p text:style-name="P11"/>
      <text:p text:style-name="P12"><text:soft-page-break/>The psychology of time management ada tiga, time management style atau tipe pembelajar dikelompokkan menjadi:</text:p>
      <text:p text:style-name="P12"/>
      <text:p text:style-name="P12">yang pertama visual type, yang mempelajari sesuatu lebih baik dengan menggunakan indra penglihatan </text:p>
      <text:p text:style-name="P12">yang kedua auditory type, mengandalkan pendengaran untuk memahami sesuatu</text:p>
      <text:p text:style-name="P12">yang ketiga, tactile style, yang menggunakan rasa dari sentuhan.</text:p>
      <text:p text:style-name="P12"/>
      <text:p text:style-name="P12">Kira-kira anda tipe pembelajar yang mana? <text:span text:style-name="T10">Dengan anda mengetahui tipe anda, anda akan dapat melakukan time management dengan lebih baik. </text:span></text:p>
      <text:p text:style-name="P12"/>
      <text:p text:style-name="P12"/>
      <text:p text:style-name="P9">Effective Time Management</text:p>
      <text:p text:style-name="P9"/>
      <text:p text:style-name="P13">Dalam mensukseskan time management anda harus pintar dalam meng-kategorikan pekerjaan.</text:p>
      <text:p text:style-name="P13">Nah menurut Matrix Eisenhower, pekerjaan dapat dikategorikan berdasarkan tingkat kepentingan nya atau berdasarkan tergantung mendesak atau tidak. Dibagi menjadi empat kuadran. </text:p>
      <text:p text:style-name="P13"/>
      <text:p text:style-name="P13">Pekerjaan yang penting dan sangat mendesak harus anda kerjakan segera, untuk pekerjaan yang penting namun tidak mendesak, bisa anda rencanakan terlebih dahulu. Pekerjaan yang tidak penting, tapi pekerjaan itu mendesak, anda bisa delegasikan ke orang lain. Dan terakhir pekerjaan yang tidak penting dan tidak mendesak, kita bisa eliminasi pekerjaan itu. </text:p>
      <text:p text:style-name="P13"/>
      <text:p text:style-name="P14">Effective time management, nah hal-hal apa yang harus diperhatikan sebelum anda membuat jadwal. </text:p>
      <text:p text:style-name="P14"/>
      <text:p text:style-name="P14">1. prioritas berada diurutan pertama</text:p>
      <text:p text:style-name="P14">2. anda harus menjadwalkan itu sebagian hari </text:p>
      <text:p text:style-name="P14">3. mengerjakan pekerjaan serupa dalam satu waktu serta mengerjakan pekerjaan yang belum selesai dengan menggunakan alokasi waktu pekerjaan prioritas rendah.</text:p>
      <text:p text:style-name="P14"/>
      <text:p text:style-name="P14">Strategi menyelesaikan pekerjaan di tengah jadwal rapat yang padat, itu ada 2 :</text:p>
      <text:p text:style-name="P14">yang pertama, menggunakan daftar pekerjaan yang sudah di breakdown sebagai panduan anda</text:p>
      <text:p text:style-name="P14">yang kedua, block of time, menyediakan rentang waktu tertentu yang tidak diganggu oleh jadwal lain. </text:p>
      <text:p text:style-name="P14"/>
      <text:p text:style-name="P14">Seperti itu kita mengatur time management. Apakah kira-kira anda sudah memulainy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Stress Management</text:p>
      <text:p text:style-name="P19"/>
      <text:p text:style-name="P16">nah sekarang kita masuk ke materi stress management, stress itu muncul karena adanya gap antara harapan dan realita.</text:p>
      <text:p text:style-name="P16"/>
      <text:p text:style-name="P16">Stress berbahaya bagi kesehatan, menyebabkan munculnya penyakit kemudian sistem imun kita menurun dan mood menjadi negatif.</text:p>
      <text:p text:style-name="P16"/>
      <text:p text:style-name="P16">Jumlah jam kerja, beban kerja, dan tekanan pekerjaan juga dapat menyebabkan stress, cara untuk menangani stress yakni dengan mengubah cara pandang terhadap tugas dan beban kerja.</text:p>
      <text:p text:style-name="P16"/>
      <text:p text:style-name="P19">Mengenal Stress</text:p>
      <text:p text:style-name="P19"/>
      <text:p text:style-name="P16">mengenal stress itu ada dua tipe, yang pertama ada eksternal stressor, yang kedua ada internal stressor.</text:p>
      <text:p text:style-name="P16"/>
      <text:p text:style-name="P16">Eksternal stressor terbagi menjadi 5 kategori;</text:p>
      <text:p text:style-name="P16">pertama, physical environment (kebisingan, suhu udara kemudian kondisi ruangan)</text:p>
      <text:p text:style-name="P16">kedua, social interaction (pernah mengalami tindakan kasar / perlakuan agresif)</text:p>
      <text:p text:style-name="P16">ketiga, organisasional (peraturan yang terlalu ketat)</text:p>
      <text:p text:style-name="P16">keempat (peristiwa penting seperti kelahiran, kematian, dan perubahan situasi)</text:p>
      <text:p text:style-name="P16">kelima, kecerobohan (lupa mengerjakan sesuatu, lupa menaruh barang)</text:p>
      <text:p text:style-name="P16"/>
      <text:p text:style-name="P16">Internal stressor itu dibagi menjadi 4 kategori;</text:p>
      <text:p text:style-name="P16">pertama, gaya hidup (mengkonsumsi alkohol, kemudian merokok dan kurang tidur)</text:p>
      <text:p text:style-name="P16">kedua, negatif self-talk (berkata dan menilai diri buruk, analisis yang berlebihan)</text:p>
      <text:p text:style-name="P16">ketiga , jebakan pemikiran (terlalu banyak pikiran, yang memiliki harapan yang tidak realistik)</text:p>
      <text:p text:style-name="P16">keempat, hambatan pribadi (mempunyai sifat perfeksionis dan <text:span text:style-name="T11">terlalu </text:span>workholic)</text:p>
      <text:p text:style-name="P16"/>
      <text:p text:style-name="P17">stress dibagi menjadi 2 jenis, yang pertama stress positif, yang kedua stress negatif.</text:p>
      <text:p text:style-name="P17"/>
      <text:p text:style-name="P17">Stress positif ini respon stress yang sehat, contoh nya senang hati kemudian timbul motivasi.</text:p>
      <text:p text:style-name="P17"/>
      <text:p text:style-name="P17">Sedangkan stress negatif ini adalah respon stress negati itu tidak sehat dan bersifat destruktif.</text:p>
      <text:p text:style-name="P17"/>
      <text:p text:style-name="P17">Tingkatan stress terlalu tinggi atau terlalu rendah itu mengganggu kesehatan <text:span text:style-name="T12">dan munculnya tuntutan.</text:span></text:p>
      <text:p text:style-name="P17"/>
      <text:p text:style-name="P18">Tips memicu stress positif, yang pertama belajar hal yang baru yang anda sukai</text:p>
      <text:p text:style-name="P18">yang kedua, keluar dari zona nyaman</text:p>
      <text:p text:style-name="P18">terakhir adalah, tetapkan target dan goals.</text:p>
      <text:p text:style-name="P18"/>
      <text:p text:style-name="P18">Selanjutnya lakukan stress as a blessing atau berteman dengan stress. Itu dengan cara RECHARGE.</text:p>
      <text:p text:style-name="P18">Yang pertama Rest atau atur waktu istirahat yang cukup.</text:p>
      <text:p text:style-name="P18">Yang kedua Exercise, melakukan aktivitas tubuh</text:p>
      <text:p text:style-name="P18">yang ketiga Connection, lakukan interaksi dengan lingkungan sekitar</text:p>
      <text:p text:style-name="P18">keempat, Humor, temukan hal lucu</text:p>
      <text:p text:style-name="P18">Aromatherapy, temukan aroma terapi untuk relaksasi</text:p>
      <text:p text:style-name="P18">Rhythmic Breathing, cobalah beberapa teknik pernapasan</text:p>
      <text:p text:style-name="P18">Giving, memberi sesuatu pada orang lain</text:p>
      <text:p text:style-name="P18">Yang terakhir, Elevation, merenung dan interopeksi diri</text:p>
      <text:p text:style-name="P20"><text:soft-page-break/>Coping St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30:56.377167654</meta:creation-date>
    <dc:date>2022-02-08T10:52:53.029175774</dc:date>
    <meta:editing-duration>PT2H59M40S</meta:editing-duration>
    <meta:editing-cycles>15</meta:editing-cycles>
    <meta:generator>LibreOffice/7.2.5.2$Linux_X86_64 LibreOffice_project/20$Build-2</meta:generator>
    <meta:document-statistic meta:table-count="0" meta:image-count="0" meta:object-count="0" meta:page-count="5" meta:paragraph-count="81" meta:word-count="1283" meta:character-count="9133" meta:non-whitespace-character-count="7910"/>
  </office:meta>
</office:document-meta>
</file>